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ppear to be on the top floor.</text:p>
          </table:table-cell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is where you can bathe in the Light of
Diabolus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aah... haah... /////</text:p>
          </table:table-cell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, Lumii-san...?</text:p>
          </table:table-cell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-Just the rubbing of my clothes... uu, it's
too much to bear...</text:p>
          </table:table-cell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 office:value-type="string">
            <text:p>If I try to... uuu... move any more... /////</text:p>
          </table:table-cell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ither way, I don't think we can go any
further.</text:p>
          </table:table-cell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, where's that blessed light we're looking
Foooor?</text:p>
          </table:table-cell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can see, there does not appear
to be any sort of light-emitting object...</text:p>
          </table:table-cell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couldn't be that torch over there...</text:p>
          </table:table-cell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okay to bathe in the light of that
flame?</text:p>
          </table:table-cell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torchlight hardly looks like it deserves
the title of "Diabolus".</text:p>
          </table:table-cell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 'bout we try opening that treasure
chest?</text:p>
          </table:table-cell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 office:value-type="string">
            <text:p>The "Light of Diabolus" might actually be
an item, instead?</text:p>
          </table:table-cell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don't have any brighter ideas. I
suppose we should try looking insid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 office:value-type="string">
            <text:p>Mirara-chan
"Ta-daaaaaaaaaaaaaaa———!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 office:value-type="string">
            <text:p>Mirara-chan
"All of my wonderful bandage-fans across the
country———!! Thanks for waiting———!!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 office:value-type="string">
            <text:p>Mirara-chan
"It's me, the Bandage ☆ Idol, Mirara-chan!!
I'm making my magnificent return to the
staaaaaaaage———!!!"</text:p>
          </table:table-cell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 its Heeead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 office:value-type="string">
            <text:p>Mirara-chan
"Wait——!! That's not something you say to
a delicate li'l bandage girl, is it——?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 office:value-type="string">
            <text:p>Mirara-chan
"I mean, I'm not your enemy—☆"</text:p>
          </table:table-cell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hat are ya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 office:value-type="string">
            <text:p>Mirara-chan
"What a silly question——! Mirara-chan is
Mirara-chan——!!"</text:p>
          </table:table-cell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s the Spirit Queen, does this mean anything
to you, Komu-san...?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orry... I do not have the slightest idea...</text:p>
          </table:table-cell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only one thing to ask you, Mirara or
whoever you are.</text:p>
          </table:table-cell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 office:value-type="string">
            <text:p>We've heard that one can bathe in the "Light of
Diabolus" somewhere in this pyramid.</text:p>
          </table:table-cell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 office:value-type="string">
            <text:p>Do you know anything about it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 office:value-type="string">
            <text:p>Mirara-chan
"Oh——— thaaaat———!! That's Mirara-
chan———!!!"</text:p>
          </table:table-cell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do you mean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 office:value-type="string">
            <text:p>Mirara-chan
"You see—, before Mirara-chan became the
bandage idol, she used mysterious powers to
undo certain curses for everyone—☆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 office:value-type="string">
            <text:p>Mirara-chan
"Because of that, Mirara-chan was given the
nickname of the `Light of Diabolus`——!!
What a surprise it was!!"</text:p>
          </table:table-cell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f that's the case, then we have someone
here we'd like you to treat.</text:p>
          </table:table-cell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tten sensitive all over, and now
she's all weird and moany.</text:p>
          </table:table-cell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 office:value-type="string">
            <text:p>Mirara-chan
"Oh yeah, that one's a dooooozy——!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 office:value-type="string">
            <text:p>Mirara-chan
"Yeeeah, I could heal you, buuuut, ya see,
Mirara-chan's more of an indoor type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 office:value-type="string">
            <text:p>Mirara-chan
"I get tired real easy—! And I'm an idol
now ☆"</text:p>
          </table:table-cell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thought being an idol was a real drain
stamina, though...)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 office:value-type="string">
            <text:p>Mirara-chan
"Soooo—, if you really want me to lift the
curse no matter whaaat—...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 office:value-type="string">
            <text:p>Mirara-chan
"Then you'll have to show me just how strong
you are——!!"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 office:value-type="string">
            <text:p>Archangel Kanielle
"Yahooo, it's been a while, Mirara-chaaan~!"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 office:value-type="string">
            <text:p>Archangel Kanielle
"This looks like a blast! I'm bored, so I
think I'll join in~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 office:value-type="string">
            <text:p>Mirara-chan
"Oooh—! It's been ages, big sis
Caniel-san～☆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 office:value-type="string">
            <text:p>Mirara-chan
"Sure you can join in, but don't get too
serious, got it~?"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 office:value-type="string">
            <text:p>Archangel Kanielle
"But of course I do! Okay, let's do this
thing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 office:value-type="string">
            <text:p>Mirara-chan
"Okey-dokey ☆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Mirara-chan
"Ouchiiiiiiiiiiie——!! I'm getting so teary-
eyed I'm gonna dry uuuuuuuuup——!!"</text:p>
          </table:table-cell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hort on time. The treatment, if you
pleas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 office:value-type="string">
            <text:p>Mirara-chan
"How coooold—, Mirara-chan is truly hurt～☆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 office:value-type="string">
            <text:p>Mirara-chan
"But anyway, you should be seeing results
any minute now—?"</text:p>
          </table:table-cell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Results??</text:p>
          </table:table-cell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w that you mention it, the sensations
are dying down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 Why's that...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 office:value-type="string">
            <text:p>Mirara-chan
"Mirara-chan's had a divine healing aura ever
since she was born, you see.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 office:value-type="string">
            <text:p>Mirara-chan
"So, just by being close to Mirara-chan, the
curse was being lifted slowly but steadily—☆"</text:p>
          </table:table-cell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 Lumii-san's curse disappeared
while we were fighting just now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there was no real point in fighting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very much. I've become myself again
thanks to you.</text:p>
          </table:table-cell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 office:value-type="string">
            <text:p>This divine healing aura of yours... truly
magnificent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 office:value-type="string">
            <text:p>Mirara-chan
"Yaaaaaay——!! I've been praaaaaised——!!"</text:p>
          </table:table-cell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 office:value-type="string">
            <text:p>We don't have time to spare at the moment,
but let us know if you want to borrow our
power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 office:value-type="string">
            <text:p>Mirara-chan
"Naaaaah, there's nothing really bothering
me right now—.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 office:value-type="string">
            <text:p>Mirara-chan
"Anyway, Mirara-chan's getting sleepy all
over again ☆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 office:value-type="string">
            <text:p>Mirara-chan
"Time for beddy-byes!! Let's meet again in
a hundred years or soooo———!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 office:value-type="string">
            <text:p>Mirara-chan
"See ya later, alligator———☆"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 office:value-type="string">
            <text:p>Archangel Kanielle
"Then I'll go too..."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 office:value-type="string">
            <text:p>Archangel Kanielle
"You've been fab, red king crab———☆"</text:p>
          </table:table-cell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was all Thaaat?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, but we've fulfilled our
objective here.</text:p>
          </table:table-cell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You have my sincerest thanks for your
help.</text:p>
          </table:table-cell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 office:value-type="string">
            <text:p>I think it's about time we went back and
started work on the antidote.</text:p>
          </table:table-cell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it! I'm getting sick of all the
heat around here...</text:p>
          </table:table-cell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ack to the castle it is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 office:value-type="string">
            <text:p>Mirara-chan
"Munya munya... I can't eat another biiite ☆
ZZZ..."</text:p>
          </table:table-cell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na move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2:11:03+02:00</meta:creation-date>
    <dc:date>2020-03-29T12:11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